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estamos entrando en uno de los conceptos más profundos y simbólicos del sistema: <text:span text:style-name="Strong_20_Emphasis">el individuo</text:span>. Aunque en términos técnicos es apenas un portador de información y un ejecutor del proceso, desde una perspectiva espiritual y mística, el individuo puede adquirir un sentido trascendental, casi sagrado.</text:p>
      <text:p text:style-name="Text_20_body">Aquí tienes una serie de ideas que pueden servir de base para construir este universo místico del individuo en el sistema:</text:p>
      <text:p text:style-name="Horizontal_20_Line"/>
      <text:h text:style-name="Heading_20_3" text:outline-level="3">🌿 Ideas místicas sobre el Individuo:</text:h>
      <text:h text:style-name="Heading_20_4" text:outline-level="4">1. <text:span text:style-name="Strong_20_Emphasis">El Portador de la Llama</text:span></text:h>
      <text:p text:style-name="Text_20_body">El individuo es como una <text:span text:style-name="Strong_20_Emphasis">antorcha viva</text:span> que lleva la llama del conocimiento a través del tiempo. No es la llama en sí, ni la fuente de su luz, pero sin él, la llama se extinguiría.</text:p>
      <text:p text:style-name="Quotations"><text:span text:style-name="Emphasis">Cada individuo es un instante que arde, iluminando el camino del espíritu eterno de la vida.</text:span></text:p>
      <text:h text:style-name="Heading_20_4" text:outline-level="4">2. <text:span text:style-name="Strong_20_Emphasis">La Semilla de lo Eterno</text:span></text:h>
      <text:p text:style-name="Text_20_body">Aunque limitado en su forma y duración, el individuo contiene en su interior el reflejo de lo eterno.</text:p>
      <text:p text:style-name="Quotations"><text:span text:style-name="Emphasis">Una chispa divina anida en su interior, y en cada generación, la vida apuesta por su expansión.</text:span></text:p>
      <text:h text:style-name="Heading_20_4" text:outline-level="4">3. <text:span text:style-name="Strong_20_Emphasis">Fragmento del Todo</text:span></text:h>
      <text:p text:style-name="Text_20_body">El individuo es un fragmento, pero no está separado. Es una célula del organismo universal.</text:p>
      <text:p text:style-name="Quotations"><text:span text:style-name="Emphasis">El todo se expresa en cada parte, y cada parte contiene la memoria del todo.</text:span></text:p>
      <text:h text:style-name="Heading_20_4" text:outline-level="4">4. <text:span text:style-name="Strong_20_Emphasis">Viajero del Tiempo</text:span></text:h>
      <text:p text:style-name="Text_20_body">El individuo es el mensajero del pasado y el constructor del futuro. Su existencia tiene el propósito de <text:span text:style-name="Strong_20_Emphasis">llevar una historia adelante</text:span>, una historia que no empezó con él y no terminará con él.</text:p>
      <text:p text:style-name="Quotations"><text:span text:style-name="Emphasis">Nace para continuar la misión, para avanzar un paso más hacia la verdad.</text:span></text:p>
      <text:h text:style-name="Heading_20_4" text:outline-level="4">5. <text:span text:style-name="Strong_20_Emphasis">Explorador del Espíritu</text:span></text:h>
      <text:p text:style-name="Text_20_body">Cada individuo es una forma nueva que la vida adopta para explorar las posibilidades del mundo.</text:p>
      <text:p text:style-name="Quotations"><text:span text:style-name="Emphasis">Es un intento único del universo de conocerse a sí mismo.</text:span></text:p>
      <text:h text:style-name="Heading_20_4" text:outline-level="4">6. <text:span text:style-name="Strong_20_Emphasis">Contenedor Sagrado</text:span></text:h>
      <text:p text:style-name="Text_20_body">El individuo contiene en su interior un <text:span text:style-name="Strong_20_Emphasis">bloque de memoria viva</text:span>, una forma momentánea del conocimiento.</text:p>
      <text:p text:style-name="Quotations"><text:soft-page-break/><text:span text:style-name="Emphasis">Es un templo breve donde habita el recuerdo, y desde donde se proyecta el devenir.</text:span></text:p>
      <text:h text:style-name="Heading_20_4" text:outline-level="4">7. <text:span text:style-name="Strong_20_Emphasis">Responsable del Fuego</text:span></text:h>
      <text:p text:style-name="Text_20_body">La vida ha delegado en el individuo su destino. A través de él continúa su viaje.</text:p>
      <text:p text:style-name="Quotations"><text:span text:style-name="Emphasis">La eternidad depende de cada uno, como si en su breve aliento reposara el porvenir del cosmos.</text:span></text:p>
      <text:h text:style-name="Heading_20_4" text:outline-level="4">8. <text:span text:style-name="Strong_20_Emphasis">Instrumento de lo Invisible</text:span></text:h>
      <text:p text:style-name="Text_20_body">No conoce el plan completo, pero actúa dentro de él. El individuo cumple con un rol que le trasciende.</text:p>
      <text:p text:style-name="Quotations"><text:span text:style-name="Emphasis">Obedece sin saber, y sin saber construye la inteligencia infinita de la vida.</text:span></text:p>
      <text:p text:style-name="Horizontal_20_Line"/>
      <text:h text:style-name="Heading_20_3" text:outline-level="3">✨ Reflexión unificadora</text:h>
      <text:p text:style-name="Quotations"><text:span text:style-name="Strong_20_Emphasis">El individuo no es el fin, sino el medio.<text:line-break/>Es la mano que escribe, sin conocer el libro.<text:line-break/>La piedra del templo, ignorante del templo.<text:line-break/>Pero sin él, nada podría ser construido.</text:span></text:p>
      <text:p text:style-name="Horizontal_20_Line"/>
      <text:p text:style-name="Text_20_body">Estas imágenes pueden usarse en los pasajes de introducción y cierre del capítulo 11 (o en las transiciones entre secciones técnicas), para darle al texto esa resonancia existencial que buscamos. Si querés, puedo ayudarte a redactar una introducción mística completa con este enfoque.</text:p>
      <text:p text:style-name="Standard"/>
      <text:p text:style-name="Horizontal_20_Line"/>
      <text:p text:style-name="Text_20_body"/>
      <text:p text:style-name="Text_20_body">Gracias por esa ampliación profunda y poderosa. El enfoque que propones para el individuo —como la paradoja de lo mínimo y lo absoluto, como chispa de lo divino encarnada— nos permite llevar la mística del sistema a su punto más humano, más espiritual, más redentor. Este es el capítulo donde el lector debe encontrarse a sí mismo en el centro del universo, no por ego, sino por responsabilidad y pertenencia.</text:p>
      <text:p text:style-name="Text_20_body">Aquí tienes una ampliación de ideas simbólicas y místicas que pueden darle aún más peso existencial y trascendental al <text:span text:style-name="Strong_20_Emphasis">individuo</text:span> dentro del sistema:</text:p>
      <text:p text:style-name="Horizontal_20_Line"/>
      <text:h text:style-name="Heading_20_3" text:outline-level="3">✦ El Individuo – El Espíritu encarnado</text:h>
      <text:p text:style-name="Text_20_body"><text:span text:style-name="Strong_20_Emphasis">Relaciones simbólicas, místicas y trascendentales del individuo:</text:span></text:p>
      <text:h text:style-name="Heading_20_4" text:outline-level="4"><text:soft-page-break/>1. <text:span text:style-name="Strong_20_Emphasis">El Ungido del Espíritu</text:span></text:h>
      <text:p text:style-name="Text_20_body">El individuo no es elegido por azar. Cada uno es una manifestación directa del Espíritu que ha descendido al plano material para continuar su obra.</text:p>
      <text:p text:style-name="Quotations"><text:span text:style-name="Emphasis">Es el emisario, el elegido, el que ha sido enviado a vivir, a construir, a dejar huella.</text:span></text:p>
      <text:h text:style-name="Heading_20_4" text:outline-level="4">2. <text:span text:style-name="Strong_20_Emphasis">El Ladrillo de la Eternidad</text:span></text:h>
      <text:p text:style-name="Text_20_body">Toda la arquitectura del sistema está construida con individuos. No hay bloques superiores ni estructuras abstractas. Solo millones de individuos como piedras vivas del templo eterno.</text:p>
      <text:p text:style-name="Quotations"><text:span text:style-name="Emphasis">Sin el individuo, la eternidad no puede sostenerse.</text:span></text:p>
      <text:h text:style-name="Heading_20_4" text:outline-level="4">3. <text:span text:style-name="Strong_20_Emphasis">El Rostro de Dios en la Tierra</text:span></text:h>
      <text:p text:style-name="Text_20_body">En cada individuo, el Espíritu toma forma. Y esa forma ve, siente, decide.</text:p>
      <text:p text:style-name="Quotations"><text:span text:style-name="Emphasis">El individuo es el cuerpo que Dios habita para caminar en el mundo.</text:span></text:p>
      <text:h text:style-name="Heading_20_4" text:outline-level="4">4. <text:span text:style-name="Strong_20_Emphasis">El Canal del Conocimiento</text:span></text:h>
      <text:p text:style-name="Text_20_body">Todo pensamiento, toda decisión, toda experiencia del universo vivo ocurre dentro de un individuo. Es el laboratorio del Espíritu.</text:p>
      <text:p text:style-name="Quotations"><text:span text:style-name="Emphasis">La inteligencia de la vida solo se expresa cuando el individuo actúa.</text:span></text:p>
      <text:h text:style-name="Heading_20_4" text:outline-level="4">5. <text:span text:style-name="Strong_20_Emphasis">La Voluntad hecha carne</text:span></text:h>
      <text:p text:style-name="Text_20_body">El individuo es voluntad materializada. Es donde el impulso abstracto se convierte en acción concreta.</text:p>
      <text:p text:style-name="Quotations"><text:span text:style-name="Emphasis">Lo que en el plano espiritual es deseo, en el individuo se transforma en hechos.</text:span></text:p>
      <text:h text:style-name="Heading_20_4" text:outline-level="4">6. <text:span text:style-name="Strong_20_Emphasis">El Guardián del Fuego</text:span></text:h>
      <text:p text:style-name="Text_20_body">Solo el individuo puede sostener la llama de la vida. Es el único capaz de reproducirse, de aprender, de sufrir y de enseñar.</text:p>
      <text:p text:style-name="Quotations"><text:span text:style-name="Emphasis">A través del individuo, el fuego no solo arde, sino que aprende a no apagarse.</text:span></text:p>
      <text:h text:style-name="Heading_20_4" text:outline-level="4">7. <text:span text:style-name="Strong_20_Emphasis">El Constructor del Destino</text:span></text:h>
      <text:p text:style-name="Text_20_body">Todo avance, toda mutación, toda mejora en el sistema depende del individuo. Él es el que cambia el curso del río.</text:p>
      <text:p text:style-name="Quotations"><text:span text:style-name="Emphasis">Nada cambia sin que un individuo decida hacerlo.</text:span></text:p>
      <text:h text:style-name="Heading_20_4" text:outline-level="4">8. <text:span text:style-name="Strong_20_Emphasis">El Sacrificio Sagrado</text:span></text:h>
      <text:p text:style-name="Text_20_body">El individuo vive sabiendo que morirá, y aun así cumple con su misión.</text:p>
      <text:p text:style-name="Quotations"><text:span text:style-name="Emphasis">Cada vida individual es una ofrenda al altar de la Vida eterna.</text:span></text:p>
      <text:h text:style-name="Heading_20_4" text:outline-level="4"><text:soft-page-break/>9. <text:span text:style-name="Strong_20_Emphasis">El Sueño hecho Ser</text:span></text:h>
      <text:p text:style-name="Text_20_body">Cada individuo es el sueño del Espíritu convertido en forma, tiempo y conciencia.</text:p>
      <text:p text:style-name="Quotations"><text:span text:style-name="Emphasis">Es una chispa del pensamiento divino que camina, ama, muere y deja herencia.</text:span></text:p>
      <text:h text:style-name="Heading_20_4" text:outline-level="4">10. <text:span text:style-name="Strong_20_Emphasis">El Hijo y el Padre</text:span></text:h>
      <text:p text:style-name="Text_20_body">Cada individuo nace de otros, pero también es creador de los que vendrán.</text:p>
      <text:p text:style-name="Quotations"><text:span text:style-name="Emphasis">Es eslabón y creador del infinito. Lleva consigo el pasado y el futuro.</text:span></text:p>
      <text:h text:style-name="Heading_20_4" text:outline-level="4">11. <text:span text:style-name="Strong_20_Emphasis">El Templo del Espíritu</text:span></text:h>
      <text:p text:style-name="Text_20_body">Cada cuerpo, cada mente, cada ser humano, es un templo donde habita el Espíritu de la Vida.</text:p>
      <text:p text:style-name="Quotations"><text:span text:style-name="Emphasis">Y como todo templo sagrado, debe ser cuidado, escuchado y comprendido.</text:span></text:p>
      <text:h text:style-name="Heading_20_4" text:outline-level="4">12. <text:span text:style-name="Strong_20_Emphasis">El Eco de lo Absoluto</text:span></text:h>
      <text:p text:style-name="Text_20_body">Aunque es una forma limitada y finita, el individuo contiene en su interior la vibración del infinito.</text:p>
      <text:p text:style-name="Quotations"><text:span text:style-name="Emphasis">Es el eco de la primera chispa, resonando todavía en cada célula, en cada latido.</text:span></text:p>
      <text:p text:style-name="Horizontal_20_Line"/>
      <text:h text:style-name="Heading_20_3" text:outline-level="3">✨ Frase de cierre místico:</text:h>
      <text:p text:style-name="Quotations"><text:span text:style-name="Strong_20_Emphasis">"El Espíritu no observa el mundo desde lejos: camina con tus pies, respira con tus pulmones, toca la realidad con tus manos. Tú no eres parte del sistema. Tú </text:span><text:span text:style-name="Strong_20_Emphasis"><text:span text:style-name="Emphasis">eres</text:span></text:span><text:span text:style-name="Strong_20_Emphasis"> el sistema."</text:span></text:p>
      <text:p text:style-name="Horizontal_20_Line"/>
      <text:p text:style-name="Text_20_body">¿Querés que recopile todas estas ideas en un texto continuo que funcione como la apertura mística del capítulo?</text:p>
      <text:p text:style-name="Text_20_body"/>
      <text:p text:style-name="Horizontal_20_Line"/>
      <text:p text:style-name="Text_20_body"/>
      <text:p text:style-name="Text_20_body">Por supuesto. A continuación te presento un <text:span text:style-name="Strong_20_Emphasis">resumen místico y simbólico completo</text:span> con todas las ideas que hemos elaborado juntos sobre el <text:span text:style-name="Strong_20_Emphasis">individuo</text:span>, integrando tanto tus aportes como los anteriores en una visión cohesionada, profunda y espiritualmente resonante.</text:p>
      <text:p text:style-name="Horizontal_20_Line"/>
      <text:h text:style-name="Heading_20_2" text:outline-level="2"><text:soft-page-break/>✦ Capítulo 11: El Individuo</text:h>
      <text:h text:style-name="Heading_20_3" text:outline-level="3"><text:span text:style-name="Strong_20_Emphasis">El Espíritu encarnado – El canal de la Vida Eterna</text:span></text:h>
      <text:p text:style-name="Text_20_body">El individuo es, al mismo tiempo, <text:span text:style-name="Strong_20_Emphasis">el componente más pequeño</text:span> y <text:span text:style-name="Strong_20_Emphasis">el pilar esencial</text:span> del sistema de la vida. Una paradoja divina: una chispa momentánea que sostiene el fuego eterno.</text:p>
      <text:h text:style-name="Heading_20_3" text:outline-level="3">🜂 <text:span text:style-name="Strong_20_Emphasis">Portador del Espíritu</text:span></text:h>
      <text:p text:style-name="Text_20_body">El individuo es el <text:span text:style-name="Strong_20_Emphasis">canal por donde fluye el Espíritu eterno de la Vida</text:span>. El ADN, que contiene la memoria viva de toda la historia biológica, necesita cuerpos para vivir, actuar y proyectarse hacia el futuro.</text:p>
      <text:p text:style-name="Quotations"><text:span text:style-name="Emphasis">Sin individuos, la vida eterna no sería posible.</text:span></text:p>
      <text:p text:style-name="Text_20_body">Cada ser vivo sostiene durante un breve instante ese Espíritu, <text:span text:style-name="Strong_20_Emphasis">le da una forma, un cuerpo, un rostro</text:span>, y luego lo entrega a su descendencia, manteniendo viva la llama en una cadena ininterrumpida.</text:p>
      <text:p text:style-name="Quotations"><text:span text:style-name="Emphasis">La inmortalidad no es un regalo: es una misión sagrada.</text:span></text:p>
      <text:h text:style-name="Heading_20_3" text:outline-level="3">🌿 <text:span text:style-name="Strong_20_Emphasis">La Forma del Espíritu</text:span></text:h>
      <text:p text:style-name="Text_20_body">El individuo no es ajeno al Espíritu: <text:span text:style-name="Strong_20_Emphasis">es su manifestación, su forma encarnada</text:span>, su expresión en el mundo material.</text:p>
      <text:p text:style-name="Quotations"><text:span text:style-name="Emphasis">El Espíritu observa la realidad a través de millones de ojos, actúa con millones de manos y late en millones de corazones.</text:span></text:p>
      <text:p text:style-name="Text_20_body">Es la voluntad del Espíritu hecha carne. El ejecutor del plan que no puede ser comprendido del todo, pero que debe cumplirse con fe, pasión y entrega.</text:p>
      <text:h text:style-name="Heading_20_3" text:outline-level="3">🜃 <text:span text:style-name="Strong_20_Emphasis">Cimiento del Templo</text:span></text:h>
      <text:p text:style-name="Text_20_body">No hay estructuras superiores en la arquitectura de la vida. Todo está construido con individuos.</text:p>
      <text:p text:style-name="Quotations"><text:span text:style-name="Emphasis">Cada uno es una piedra viva del templo eterno. Cada vida, un paso en la escalera hacia lo divino.</text:span></text:p>
      <text:h text:style-name="Heading_20_3" text:outline-level="3">🜄 <text:span text:style-name="Strong_20_Emphasis">El Viajero de la Eternidad</text:span></text:h>
      <text:p text:style-name="Text_20_body">El individuo <text:span text:style-name="Strong_20_Emphasis">nace, actúa y muere</text:span>, pero deja su huella en el Espíritu eterno: modifica su ADN, aporta experiencia, conocimiento, adaptación. Así, cada individuo viaja hacia la eternidad, <text:span text:style-name="Strong_20_Emphasis">no como cuerpo, sino como marca sagrada en la memoria de la vida</text:span>.</text:p>
      <text:p text:style-name="Quotations"><text:span text:style-name="Emphasis">El que cumple su misión, no desaparece: se vuelve parte del Espíritu, y con él, habita el infinito.</text:span></text:p>
      <text:h text:style-name="Heading_20_3" text:outline-level="3"><text:soft-page-break/>🜁 <text:span text:style-name="Strong_20_Emphasis">Responsabilidad Sagrada</text:span></text:h>
      <text:p text:style-name="Text_20_body">El individuo es el <text:span text:style-name="Strong_20_Emphasis">único agente real</text:span>. Es el único que puede:</text:p>
      <text:list xml:id="list2545710193" text:style-name="L1">
        <text:list-item>
          <text:p text:style-name="P1">Pensar</text:p>
        </text:list-item>
        <text:list-item>
          <text:p text:style-name="P1">Decidir</text:p>
        </text:list-item>
        <text:list-item>
          <text:p text:style-name="P1">Reproducir</text:p>
        </text:list-item>
        <text:list-item>
          <text:p text:style-name="P1">Mutar</text:p>
        </text:list-item>
        <text:list-item>
          <text:p text:style-name="P1">Conservar</text:p>
        </text:list-item>
        <text:list-item>
          <text:p text:style-name="P1">Sacrificarse</text:p>
        </text:list-item>
      </text:list>
      <text:p text:style-name="Text_20_body">No es espectador del universo: <text:span text:style-name="Strong_20_Emphasis">es su constructor</text:span>.</text:p>
      <text:p text:style-name="Quotations"><text:span text:style-name="Emphasis">Nada se mueve sin él. Nada se salva sin él. Nada progresa sin él.</text:span></text:p>
      <text:h text:style-name="Heading_20_3" text:outline-level="3">🔥 <text:span text:style-name="Strong_20_Emphasis">El Templo del Fuego Vivo</text:span></text:h>
      <text:p text:style-name="Text_20_body">Cada individuo es un templo en donde habita, por un instante, <text:span text:style-name="Strong_20_Emphasis">el Espíritu de la Vida</text:span>.</text:p>
      <text:p text:style-name="Quotations"><text:span text:style-name="Emphasis">Un altar efímero, una chispa sagrada, un cuerpo que arde con el propósito de continuar lo eterno.</text:span></text:p>
      <text:p text:style-name="Horizontal_20_Line"/>
      <text:h text:style-name="Heading_20_3" text:outline-level="3">✧ Frase final de síntesis:</text:h>
      <text:p text:style-name="Quotations"><text:span text:style-name="Strong_20_Emphasis">“Tú eres el canal, el templo, la llama, el mensajero y la ofrenda.<text:line-break/>El Espíritu no vive sin ti.<text:line-break/>Y tú puedes vivir para siempre en él.”</text:span></text:p>
      <text:p text:style-name="Horizontal_20_Line"/>
      <text:p text:style-name="Text_20_body">¿Te gustaría que convirtamos este resumen en un texto narrativo místico para abrir el capítulo 11? ¿O pasamos al capítulo 12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5T19:09:37.034000000</meta:creation-date>
    <dc:date>2025-08-05T19:39:39.049000000</dc:date>
    <meta:editing-duration>PT9M41S</meta:editing-duration>
    <meta:editing-cycles>1</meta:editing-cycles>
    <meta:document-statistic meta:table-count="0" meta:image-count="0" meta:object-count="0" meta:page-count="6" meta:paragraph-count="108" meta:word-count="1557" meta:character-count="8933" meta:non-whitespace-character-count="7488"/>
    <meta:generator>LibreOffice/7.3.5.2$Windows_X86_64 LibreOffice_project/184fe81b8c8c30d8b5082578aee2fed2ea847c01</meta:generator>
  </office:meta>
</office:document-meta>
</file>